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029f" officeooo:paragraph-rsid="001c029f" style:font-size-asian="17.5pt" style:font-size-complex="20pt"/>
    </style:style>
    <style:style style:name="P2" style:family="paragraph" style:parent-style-name="Standard">
      <style:paragraph-properties fo:text-align="start" style:justify-single-word="false"/>
      <style:text-properties fo:font-size="12pt" officeooo:rsid="001c029f" officeooo:paragraph-rsid="001c029f" style:font-size-asian="10.5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029f" officeooo:paragraph-rsid="001c029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adc0" officeooo:paragraph-rsid="001dadc0"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officeooo:paragraph-rsid="001dadc0"/>
    </style:style>
    <style:style style:name="P6"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1dadc0" officeooo:paragraph-rsid="001dadc0" style:font-size-asian="10.5pt" style:font-weight-asian="bold" style:font-size-complex="12pt" style:font-weight-complex="bold"/>
    </style:style>
    <style:style style:name="P7" style:family="paragraph" style:parent-style-name="Standard" style:list-style-name="L1">
      <style:paragraph-properties fo:text-align="start" style:justify-single-word="false"/>
      <style:text-properties officeooo:rsid="001dadc0" officeooo:paragraph-rsid="001dadc0"/>
    </style:style>
    <style:style style:name="P8" style:family="paragraph" style:parent-style-name="Standard">
      <style:paragraph-properties fo:text-align="start" style:justify-single-word="false"/>
      <style:text-properties officeooo:rsid="001dadc0" officeooo:paragraph-rsid="001dadc0"/>
    </style:style>
    <style:style style:name="P9" style:family="paragraph" style:parent-style-name="Standard">
      <style:paragraph-properties fo:text-align="start" style:justify-single-word="false"/>
      <style:text-properties officeooo:rsid="001dadc0" officeooo:paragraph-rsid="002772b6"/>
    </style:style>
    <style:style style:name="P10" style:family="paragraph" style:parent-style-name="Standard">
      <style:paragraph-properties fo:text-align="start" style:justify-single-word="false"/>
      <style:text-properties officeooo:rsid="001e1a8a" officeooo:paragraph-rsid="001e1a8a"/>
    </style:style>
    <style:style style:name="P11" style:family="paragraph" style:parent-style-name="Standard">
      <style:paragraph-properties fo:text-align="start" style:justify-single-word="false"/>
      <style:text-properties officeooo:rsid="001fffee" officeooo:paragraph-rsid="0021f3cd"/>
    </style:style>
    <style:style style:name="P12" style:family="paragraph" style:parent-style-name="Standard">
      <style:paragraph-properties fo:text-align="start" style:justify-single-word="false"/>
      <style:text-properties officeooo:rsid="0023eb5e" officeooo:paragraph-rsid="0021f3cd"/>
    </style:style>
    <style:style style:name="P13" style:family="paragraph" style:parent-style-name="Standard" style:list-style-name="L2">
      <style:paragraph-properties fo:text-align="start" style:justify-single-word="false"/>
      <style:text-properties officeooo:rsid="0023eb5e" officeooo:paragraph-rsid="002772b6"/>
    </style:style>
    <style:style style:name="P14" style:family="paragraph" style:parent-style-name="Standard">
      <style:paragraph-properties fo:text-align="start" style:justify-single-word="false"/>
      <style:text-properties officeooo:rsid="0023eb5e" officeooo:paragraph-rsid="002772b6"/>
    </style:style>
    <style:style style:name="P15" style:family="paragraph" style:parent-style-name="Standard">
      <style:paragraph-properties fo:text-align="start" style:justify-single-word="false"/>
      <style:text-properties officeooo:rsid="0028d05e" officeooo:paragraph-rsid="0028d05e"/>
    </style:style>
    <style:style style:name="P16" style:family="paragraph" style:parent-style-name="Standard">
      <style:paragraph-properties fo:text-align="start" style:justify-single-word="false"/>
      <style:text-properties officeooo:rsid="002d5d64" officeooo:paragraph-rsid="002d5d64"/>
    </style:style>
    <style:style style:name="P17" style:family="paragraph" style:parent-style-name="Standard">
      <style:paragraph-properties fo:text-align="start" style:justify-single-word="false"/>
      <style:text-properties officeooo:rsid="003089e1" officeooo:paragraph-rsid="003089e1"/>
    </style:style>
    <style:style style:name="P18" style:family="paragraph" style:parent-style-name="Standard">
      <style:paragraph-properties fo:text-align="start" style:justify-single-word="false"/>
      <style:text-properties officeooo:rsid="003379fc" officeooo:paragraph-rsid="003379fc"/>
    </style:style>
    <style:style style:name="T1" style:family="text">
      <style:text-properties style:text-underline-style="none" fo:font-weight="normal" style:font-weight-asian="normal" style:font-weight-complex="normal"/>
    </style:style>
    <style:style style:name="T2" style:family="text">
      <style:text-properties style:text-position="super 58%" style:text-underline-style="none" fo:font-weight="normal" style:font-weight-asian="normal" style:font-weight-complex="normal"/>
    </style:style>
    <style:style style:name="T3" style:family="text">
      <style:text-properties style:text-position="0% 100%" fo:font-size="12pt" style:text-underline-style="none" fo:font-weight="normal" style:font-size-asian="10.5pt" style:font-weight-asian="normal" style:font-size-complex="12pt" style:font-weight-complex="normal"/>
    </style:style>
    <style:style style:name="T4" style:family="text">
      <style:text-properties style:text-position="0% 100%" fo:font-size="12pt" style:text-underline-style="none" fo:font-weight="normal" officeooo:rsid="001dadc0" style:font-size-asian="10.5pt" style:font-weight-asian="normal" style:font-size-complex="12pt" style:font-weight-complex="normal"/>
    </style:style>
    <style:style style:name="T5" style:family="text">
      <style:text-properties style:text-position="0% 100%" fo:font-size="12pt" style:text-underline-style="none" fo:font-weight="normal" officeooo:rsid="0021577d" style:font-size-asian="10.5pt" style:font-weight-asian="normal" style:font-size-complex="12pt" style:font-weight-complex="normal"/>
    </style:style>
    <style:style style:name="T6" style:family="text">
      <style:text-properties style:text-position="0% 100%" fo:font-size="12pt" style:text-underline-style="none" fo:font-weight="normal" officeooo:rsid="0021f3cd" style:font-size-asian="10.5pt" style:font-weight-asian="normal" style:font-size-complex="12pt" style:font-weight-complex="normal"/>
    </style:style>
    <style:style style:name="T7" style:family="text">
      <style:text-properties style:text-position="0% 100%" fo:font-size="12pt" style:text-underline-style="none" fo:font-weight="normal" officeooo:rsid="0023eb5e" style:font-size-asian="10.5pt" style:font-weight-asian="normal" style:font-size-complex="12pt" style:font-weight-complex="normal"/>
    </style:style>
    <style:style style:name="T8" style:family="text">
      <style:text-properties style:text-position="0% 100%" fo:font-size="12pt" style:text-underline-style="none" fo:font-weight="normal" officeooo:rsid="002598cb" style:font-size-asian="10.5pt" style:font-weight-asian="normal" style:font-size-complex="12pt" style:font-weight-complex="normal"/>
    </style:style>
    <style:style style:name="T9" style:family="text">
      <style:text-properties style:text-position="0% 100%" fo:font-size="12pt" style:text-underline-style="none" fo:font-weight="normal" officeooo:rsid="002772b6" style:font-size-asian="10.5pt" style:font-weight-asian="normal" style:font-size-complex="12pt" style:font-weight-complex="normal"/>
    </style:style>
    <style:style style:name="T10" style:family="text">
      <style:text-properties style:text-position="0% 100%" fo:font-size="12pt" style:text-underline-style="none" fo:font-weight="normal" officeooo:rsid="002ba42d" style:font-size-asian="10.5pt" style:font-weight-asian="normal" style:font-size-complex="12pt" style:font-weight-complex="normal"/>
    </style:style>
    <style:style style:name="T11" style:family="text">
      <style:text-properties style:text-position="0% 100%" fo:font-size="12pt" style:text-underline-style="none" fo:font-weight="normal" officeooo:rsid="0028d05e" style:font-size-asian="10.5pt" style:font-weight-asian="normal" style:font-size-complex="12pt" style:font-weight-complex="normal"/>
    </style:style>
    <style:style style:name="T12" style:family="text">
      <style:text-properties style:text-position="0% 100%" fo:font-size="12pt" style:text-underline-style="none" fo:font-weight="normal" officeooo:rsid="003158a8" style:font-size-asian="10.5pt" style:font-weight-asian="normal" style:font-size-complex="12pt" style:font-weight-complex="normal"/>
    </style:style>
    <style:style style:name="T13" style:family="text">
      <style:text-properties style:text-position="0% 100%" fo:font-size="12pt" style:text-underline-style="none" fo:font-weight="normal" officeooo:rsid="0032bb3a"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of the project</text:p>
      <text:p text:style-name="P2"/>
      <text:p text:style-name="P3">What works :</text:p>
      <text:p text:style-name="P3"><text:span text:style-name="T1"/></text:p>
      <text:p text:style-name="P3"><text:span text:style-name="T1">Setting / Choosing a Weight Profile</text:span></text:p>
      <text:p text:style-name="P3"><text:span text:style-name="T1">The function related to it → Score Function</text:span></text:p>
      <text:p text:style-name="P3"><text:span text:style-name="T1">The cost of energy (Different for each mobile device, need a specific file → power_profile.xml)</text:span></text:p>
      <text:p text:style-name="P4"><text:span text:style-name="T1">The building of a query (Searching an exam record) and associated results</text:span></text:p>
      <text:p text:style-name="P4"><text:span text:style-name="T1">Displaying the details of an exam record by clicking of the image of the desired record</text:span></text:p>
      <text:p text:style-name="P4"><text:span text:style-name="T1">The cache with Numbers, Date and Time</text:span></text:p>
      <text:p text:style-name="P4"><text:span text:style-name="T1"/></text:p>
      <text:p text:style-name="P6">What does not work :</text:p>
      <text:p text:style-name="P6"><text:span text:style-name="T1"/></text:p>
      <text:p text:style-name="P6"><text:span text:style-name="T1">The cache with Strings (Names)</text:span></text:p>
      <text:p text:style-name="P6"><text:span text:style-name="T1">Some problems when doing the 2</text:span><text:span text:style-name="T2">nd</text:span><text:span text:style-name="T1"> query :</text:span></text:p>
      <text:list xml:id="list5640195045643829712" text:style-name="L1">
        <text:list-item>
          <text:p text:style-name="P5"><text:span text:style-name="T4">with “=” case</text:span></text:p>
        </text:list-item>
        <text:list-item>
          <text:p text:style-name="P7"><text:span text:style-name="T3">with &lt; firstValue and &gt; lastValue (Basically &lt; A and &gt; Z)</text:span></text:p>
        </text:list-item>
      </text:list>
      <text:p text:style-name="P8"><text:span text:style-name="T3"/></text:p>
      <text:p text:style-name="P10"><text:span text:style-name="T3">The way the cache is working is to replace “&lt; value” by “&lt;= value – 1” and “&gt; value” by “&gt;= value + 1” (e.g. with Numbers: “&lt; 20” is replaced by “&lt;= 19”)</text:span></text:p>
      <text:p text:style-name="P11"><text:span text:style-name="T3">We do the same thing with Strings using Arrays. The Array contains all the values of the database, and we replace for example, with our current database, “</text:span><text:span text:style-name="T5">&lt; Margaret” by “&lt;= Kathleen”. </text:span></text:p>
      <text:p text:style-name="P11"><text:span text:style-name="T6">This thing works because the Array is sorted alphabetically, so search for the index of the input value in the Array, and take the previous or next one, according to the operator.</text:span></text:p>
      <text:p text:style-name="P11"><text:span text:style-name="T6"/></text:p>
      <text:p text:style-name="P9"><text:span text:style-name="T7">One important thing to note is that the cache itself works (i.e. we get the correct type of hit), but the results of the second query sometimes either :</text:span></text:p>
      <text:list xml:id="list1049135937221688796" text:style-name="L2">
        <text:list-item>
          <text:p text:style-name="P13"><text:span text:style-name="T3">are not returned when they should</text:span></text:p>
        </text:list-item>
        <text:list-item>
          <text:p text:style-name="P13"><text:span text:style-name="T6">are returned when they should not </text:span><text:span text:style-name="T8">(See the 4 cases on Chenxiao’s notebook)</text:span></text:p>
        </text:list-item>
      </text:list>
      <text:p text:style-name="P14"><text:span text:style-name="T8"/></text:p>
      <text:p text:style-name="P15"><text:span text:style-name="T8">E</text:span><text:span text:style-name="T3">ven though I have no idea of what is really going on with this, I think the problem may be with the processing of the query in the </text:span><text:bookmark-start text:name="__DdeLink__1_2103418602"/><text:span text:style-name="T3">SemanticQueryCache</text:span><text:span text:style-name="T10">Resolution</text:span><text:span text:style-name="T3">Manager</text:span><text:bookmark-end text:name="__DdeLink__1_2103418602"/><text:span text:style-name="T3">, or around there.</text:span></text:p>
      <text:p text:style-name="P16"><text:span text:style-name="T3">This is what it feels like because the problem is the results of the query, but the query stays the same from the </text:span><text:span text:style-name="T11">SemanticQueryCache</text:span><text:span text:style-name="T10">Resolution</text:span><text:span text:style-name="T11">Manager </text:span><text:span text:style-name="T3">to the actual loading (e.g. “&lt; Analysis”).</text:span></text:p>
      <text:p text:style-name="P16"><text:span text:style-name="T3"/></text:p>
      <text:p text:style-name="P17"><text:span text:style-name="T3">The tests done and the associated results are a bit hard to explain through text, so be sure to read the comments in the code and also to look at the breakpoints </text:span><text:span text:style-name="T12">to understand how the algorithm works in the grand scheme of things. </text:span><text:span text:style-name="T13">After that, testing some queries while using the breakpoints should give you a clearer vision.</text:span></text:p>
      <text:p text:style-name="P18"><text:span text:style-name="T13">T</text:span><text:span text:style-name="T3">he breakpoints are set for Numbers, and Strings, so you can see how it works for Numbers, that may help you doing a similar pattern for Strings.</text:span></text:p>
      <text:p text:style-name="P12"><text:span text:style-name="T9"/></text:p>
      <text:p text:style-name="P6"><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09:43:56.136794031</meta:creation-date>
    <dc:date>2017-06-23T10:42:07.585304496</dc:date>
    <meta:editing-duration>PT58M2S</meta:editing-duration>
    <meta:editing-cycles>18</meta:editing-cycles>
    <meta:generator>LibreOffice/5.1.6.2$Linux_X86_64 LibreOffice_project/10m0$Build-2</meta:generator>
    <meta:document-statistic meta:table-count="0" meta:image-count="0" meta:object-count="0" meta:page-count="1" meta:paragraph-count="23" meta:word-count="402" meta:character-count="2190" meta:non-whitespace-character-count="1813"/>
  </office:meta>
</office:document-meta>
</file>